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6.45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34.21pt"/>
    </style:style>
    <style:style style:name="co14" style:family="table-column">
      <style:table-column-properties fo:break-before="auto" style:column-width="41.16pt"/>
    </style:style>
    <style:style style:name="co15" style:family="table-column">
      <style:table-column-properties fo:break-before="auto" style:column-width="46.54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48.84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38.81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fla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ndmass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bars</text:p>
          </table:table-cell>
          <table:table-cell table:style-name="ce1" office:value-type="string" calcext:value-type="string">
            <text:p>stripes</text:p>
          </table:table-cell>
          <table:table-cell table:style-name="ce1" office:value-type="string" calcext:value-type="string">
            <text:p>colours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inhue</text:p>
          </table:table-cell>
          <table:table-cell table:style-name="ce1" office:value-type="string" calcext:value-type="string">
            <text:p>circles</text:p>
          </table:table-cell>
          <table:table-cell table:style-name="ce1" office:value-type="string" calcext:value-type="string">
            <text:p>crosses</text:p>
          </table:table-cell>
          <table:table-cell table:style-name="ce1" office:value-type="string" calcext:value-type="string">
            <text:p>saltires</text:p>
          </table:table-cell>
          <table:table-cell table:style-name="ce1" office:value-type="string" calcext:value-type="string">
            <text:p>quarters</text:p>
          </table:table-cell>
          <table:table-cell table:style-name="ce1" office:value-type="string" calcext:value-type="string">
            <text:p>sunstars</text:p>
          </table:table-cell>
          <table:table-cell table:style-name="ce1" office:value-type="string" calcext:value-type="string">
            <text:p>crescent</text:p>
          </table:table-cell>
          <table:table-cell table:style-name="ce1" office:value-type="string" calcext:value-type="string">
            <text:p>triangl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animat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opleft</text:p>
          </table:table-cell>
          <table:table-cell table:style-name="ce1" office:value-type="string" calcext:value-type="string">
            <text:p>botright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88" calcext:value-type="float">
            <text:p>2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merican-Samo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Antigua-Barbu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7" calcext:value-type="float">
            <text:p>27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7" calcext:value-type="float">
            <text:p>27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90" calcext:value-type="float">
            <text:p>76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12" calcext:value-type="float">
            <text:p>851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ritish-Virgin-Is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urki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76" calcext:value-type="float">
            <text:p>99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ape-Verde-Island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ayman-Islan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entral-African-Republ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61" calcext:value-type="float">
            <text:p>9561</text:p>
          </table:table-cell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39" calcext:value-type="float">
            <text:p>11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omorro-Island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Cook-Island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osta-R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zechoslovak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El-Salvad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Equatorial-Gui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Faero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Falklands-Malvi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French-Guia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French-Polynes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ermany-DD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ermany-F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Hong-Ko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68" calcext:value-type="float">
            <text:p>3268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04" calcext:value-type="float">
            <text:p>1904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48" calcext:value-type="float">
            <text:p>164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Ivory-Coas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Kampuch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aldive-Islan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0" calcext:value-type="float">
            <text:p>1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arian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73" calcext:value-type="float">
            <text:p>19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etherlands-Anti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New-Zea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North-Ko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North-Yem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Papua-New-Guine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Pargu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an-Mari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ao-To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audi-Arab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ierra-Le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Soloman-Island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outh-Ko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South-Yem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ri-Lan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St-Hel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t-Kitts-Nev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t-Luc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t-Vinc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6" calcext:value-type="float">
            <text:p>250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Turks-Cocos-Islan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US-Virgin-Is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63" calcext:value-type="float">
            <text:p>936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USS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402" calcext:value-type="float">
            <text:p>22402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Vatican-C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Western-Samo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Yugoslav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Z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7:57:30.397494453</dc:date>
    <meta:editing-duration>PT1H14M</meta:editing-duration>
    <meta:editing-cycles>15</meta:editing-cycles>
    <meta:generator>LibreOffice/6.0.7.3$Linux_X86_64 LibreOffice_project/00m0$Build-3</meta:generator>
    <meta:document-statistic meta:table-count="1" meta:cell-count="5850" meta:object-count="0"/>
  </office:meta>
</office:document-meta>
</file>